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gio Ramos - Senior Backend &amp; Data Engineer. Especialista en sistemas distribuidos. Gran dominio de Python, SQL y arquitecturas en la nube AWS. Experiencia en migración de datos masivos usando Spark y orquestación con Prefect/Airflow. Conocimientos sólidos de Docker y Kuberne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8:11.123449570</dc:date>
    <meta:editing-duration>PT5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1" meta:character-count="282" meta:non-whitespace-character-count="242"/>
  </office:meta>
</office:document-meta>
</file>